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leExtensionHandler.getSubCompon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Handler.FileExtensionHandler( ComponentConfig confi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ileExtensionHandler.getSubRenderer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